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Bell shaped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scr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ford’s law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rnoulli</text:p>
          </table:table-cell>
          <table:table-cell office:value-type="string" calcext:value-type="string">
            <text:p>1 with probabilty p, 0 with q = 1-p</text:p>
          </table:table-cell>
          <table:table-cell table:number-columns-repeated="3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ta negative binomial distribution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ta-Binomial</text:p>
          </table:table-cell>
          <table:table-cell office:value-type="string" calcext:value-type="string">
            <text:p>Number of successes in a series of independent yes/no experiments with all the same probability of success</text:p>
          </table:table-cell>
          <table:table-cell table:number-columns-repeated="3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Number of successes in a series of independent yes/no experiments with all the same probability of succes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nomial, extended negative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ltzmann</text:p>
          </table:table-cell>
          <table:table-cell office:value-type="string" calcext:value-type="string">
            <text:p>Important in statistical physics (probabilits of discrete energy levels in thermal quilibrium)</text:p>
          </table:table-cell>
          <table:table-cell table:number-columns-repeated="3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el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hy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-squ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enerate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l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on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ized log series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eometric</text:p>
          </table:table-cell>
          <table:table-cell office:value-type="string" calcext:value-type="string">
            <text:p>Number of attempts needed to get first success in a series of independent Bernoulli trials.</text:p>
          </table:table-cell>
          <table:table-cell table:number-columns-repeated="3"/>
          <table:table-cell office:value-type="string" calcext:value-type="string">
            <text:p>infinite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b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ergeometric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ypergeometric, extended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pl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place (asymetri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évy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g-normal</text:p>
          </table:table-cell>
          <table:table-cell office:value-type="string" calcext:value-type="string">
            <text:p>A continuous probability distribution of a radnom vwariable whose logarithm is normally distributed.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sti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-Boltzmann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6">
          <table:table-cell office:value-type="string" calcext:value-type="string">
            <text:p>noncentral hypergeometric, Fisher’s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oncentral hypergeometric, Wallensius’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 (multivariate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ormal (univariate)</text:p>
          </table:table-cell>
          <table:table-cell office:value-type="string" calcext:value-type="string">
            <text:p>Aka Gauss distribution</text:p>
          </table:table-cell>
          <table:table-cell office:value-type="string" calcext:value-type="string">
            <text:p>Central limit theorem</text:p>
            <text:p>Bell curv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to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sson binomial</text:p>
          </table:table-cell>
          <table:table-cell table:number-columns-repeated="4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isson, disrete compound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emacher</text:p>
          </table:table-cell>
          <table:table-cell office:value-type="string" calcext:value-type="string">
            <text:p>1 with proabilty 1/2, -1 with probability 1/2</text:p>
          </table:table-cell>
          <table:table-cell table:number-columns-repeated="3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leig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ies, logarithmic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lam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tdent’s 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form (discrete)</text:p>
          </table:table-cell>
          <table:table-cell office:value-type="string" calcext:value-type="string">
            <text:p>“balanced coin”, “roulette”...</text:p>
          </table:table-cell>
          <table:table-cell table:number-columns-repeated="3"/>
          <table:table-cell office:value-type="string" calcext:value-type="string">
            <text:p>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n Mi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b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le-Simon</text:p>
          </table:table-cell>
          <table:table-cell table:number-columns-repeated="4"/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ta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pf (Zipf’s law)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pf-Mandelbrot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nfinite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18:30.261701949</meta:creation-date>
    <dc:date>2019-03-29T15:01:26.218421189</dc:date>
    <meta:editing-duration>PT51M23S</meta:editing-duration>
    <meta:editing-cycles>6</meta:editing-cycles>
    <meta:generator>LibreOffice/6.0.7.3.0$Linux_X86_64 LibreOffice_project/00m0$Build-3</meta:generator>
    <meta:document-statistic meta:table-count="1" meta:cell-count="108" meta:object-count="0"/>
  </office:meta>
</office:document-meta>
</file>